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sciro-Eng_(2019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cl</text:p>
          </table:table-cell>
          <table:table-cell office:value-type="string" calcext:value-type="string">
            <text:p>Engy</text:p>
          </table:table-cell>
          <table:table-cell office:value-type="string" calcext:value-type="string">
            <text:p>sEngy</text:p>
          </table:table-cell>
          <table:table-cell office:value-type="string" calcext:value-type="string">
            <text:p>Yie</text:p>
          </table:table-cell>
          <table:table-cell office:value-type="string" calcext:value-type="string">
            <text:p>sYie</text:p>
          </table:table-cell>
        </table:table-row>
        <table:table-row table:style-name="ro1">
          <table:table-cell office:value-type="string" calcext:value-type="string">
            <text:p>Ag-110m</text:p>
          </table:table-cell>
          <table:table-cell office:value-type="float" office:value="446.811" calcext:value-type="float">
            <text:p>446,811</text:p>
          </table:table-cell>
          <table:table-cell office:value-type="float" office:value="0.003" calcext:value-type="float">
            <text:p>0,003</text:p>
          </table:table-cell>
          <table:table-cell office:value-type="float" office:value="3.75" calcext:value-type="float">
            <text:p>3,75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Ag-110m</text:p>
          </table:table-cell>
          <table:table-cell office:value-type="float" office:value="620.36" calcext:value-type="float">
            <text:p>620,36</text:p>
          </table:table-cell>
          <table:table-cell office:value-type="float" office:value="0.003" calcext:value-type="float">
            <text:p>0,003</text:p>
          </table:table-cell>
          <table:table-cell office:value-type="float" office:value="2.806" calcext:value-type="float">
            <text:p>2,806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string" calcext:value-type="string">
            <text:p>Ag-110m</text:p>
          </table:table-cell>
          <table:table-cell office:value-type="float" office:value="657.762" calcext:value-type="float">
            <text:p>657,762</text:p>
          </table:table-cell>
          <table:table-cell office:value-type="float" office:value="0.002" calcext:value-type="float">
            <text:p>0,002</text:p>
          </table:table-cell>
          <table:table-cell office:value-type="float" office:value="94.6" calcext:value-type="float">
            <text:p>94,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Ag-110m</text:p>
          </table:table-cell>
          <table:table-cell office:value-type="float" office:value="677.723" calcext:value-type="float">
            <text:p>677,723</text:p>
          </table:table-cell>
          <table:table-cell office:value-type="float" office:value="0.002" calcext:value-type="float">
            <text:p>0,002</text:p>
          </table:table-cell>
          <table:table-cell office:value-type="float" office:value="10.35" calcext:value-type="float">
            <text:p>10,35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Ag-110m</text:p>
          </table:table-cell>
          <table:table-cell office:value-type="float" office:value="687.015" calcext:value-type="float">
            <text:p>687,015</text:p>
          </table:table-cell>
          <table:table-cell office:value-type="float" office:value="0.003" calcext:value-type="float">
            <text:p>0,003</text:p>
          </table:table-cell>
          <table:table-cell office:value-type="float" office:value="6.44" calcext:value-type="float">
            <text:p>6,44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Ag-110m</text:p>
          </table:table-cell>
          <table:table-cell office:value-type="float" office:value="706.682" calcext:value-type="float">
            <text:p>706,682</text:p>
          </table:table-cell>
          <table:table-cell office:value-type="float" office:value="0.003" calcext:value-type="float">
            <text:p>0,003</text:p>
          </table:table-cell>
          <table:table-cell office:value-type="float" office:value="16.44" calcext:value-type="float">
            <text:p>16,4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Ag-110m</text:p>
          </table:table-cell>
          <table:table-cell office:value-type="float" office:value="744.277" calcext:value-type="float">
            <text:p>744,277</text:p>
          </table:table-cell>
          <table:table-cell office:value-type="float" office:value="0.003" calcext:value-type="float">
            <text:p>0,003</text:p>
          </table:table-cell>
          <table:table-cell office:value-type="float" office:value="4.73" calcext:value-type="float">
            <text:p>4,73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Ag-110m</text:p>
          </table:table-cell>
          <table:table-cell office:value-type="float" office:value="763.944" calcext:value-type="float">
            <text:p>763,944</text:p>
          </table:table-cell>
          <table:table-cell office:value-type="float" office:value="0.003" calcext:value-type="float">
            <text:p>0,003</text:p>
          </table:table-cell>
          <table:table-cell office:value-type="float" office:value="22.29" calcext:value-type="float">
            <text:p>22,29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Ag-110m</text:p>
          </table:table-cell>
          <table:table-cell office:value-type="float" office:value="818.031" calcext:value-type="float">
            <text:p>818,031</text:p>
          </table:table-cell>
          <table:table-cell office:value-type="float" office:value="0.003" calcext:value-type="float">
            <text:p>0,003</text:p>
          </table:table-cell>
          <table:table-cell office:value-type="float" office:value="7.34" calcext:value-type="float">
            <text:p>7,34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Ag-110m</text:p>
          </table:table-cell>
          <table:table-cell office:value-type="float" office:value="884.685" calcext:value-type="float">
            <text:p>884,685</text:p>
          </table:table-cell>
          <table:table-cell office:value-type="float" office:value="0.003" calcext:value-type="float">
            <text:p>0,003</text:p>
          </table:table-cell>
          <table:table-cell office:value-type="float" office:value="72.7" calcext:value-type="float">
            <text:p>72,7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Ag-110m</text:p>
          </table:table-cell>
          <table:table-cell office:value-type="float" office:value="937.493" calcext:value-type="float">
            <text:p>937,493</text:p>
          </table:table-cell>
          <table:table-cell office:value-type="float" office:value="0.004" calcext:value-type="float">
            <text:p>0,004</text:p>
          </table:table-cell>
          <table:table-cell office:value-type="float" office:value="34.36" calcext:value-type="float">
            <text:p>34,36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Ag-110m</text:p>
          </table:table-cell>
          <table:table-cell office:value-type="float" office:value="1384.3" calcext:value-type="float">
            <text:p>1384,3</text:p>
          </table:table-cell>
          <table:table-cell office:value-type="float" office:value="0.004" calcext:value-type="float">
            <text:p>0,004</text:p>
          </table:table-cell>
          <table:table-cell office:value-type="float" office:value="24.28" calcext:value-type="float">
            <text:p>24,28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Ag-110m</text:p>
          </table:table-cell>
          <table:table-cell office:value-type="float" office:value="1475.788" calcext:value-type="float">
            <text:p>1475,788</text:p>
          </table:table-cell>
          <table:table-cell office:value-type="float" office:value="0.006" calcext:value-type="float">
            <text:p>0,006</text:p>
          </table:table-cell>
          <table:table-cell office:value-type="float" office:value="3.995" calcext:value-type="float">
            <text:p>3,995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string" calcext:value-type="string">
            <text:p>Ag-110m</text:p>
          </table:table-cell>
          <table:table-cell office:value-type="float" office:value="1505.04" calcext:value-type="float">
            <text:p>1505,04</text:p>
          </table:table-cell>
          <table:table-cell office:value-type="float" office:value="0.005" calcext:value-type="float">
            <text:p>0,005</text:p>
          </table:table-cell>
          <table:table-cell office:value-type="float" office:value="13.04" calcext:value-type="float">
            <text:p>13,04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Ag-110m</text:p>
          </table:table-cell>
          <table:table-cell office:value-type="float" office:value="1562.302" calcext:value-type="float">
            <text:p>1562,302</text:p>
          </table:table-cell>
          <table:table-cell office:value-type="float" office:value="0.005" calcext:value-type="float">
            <text:p>0,005</text:p>
          </table:table-cell>
          <table:table-cell office:value-type="float" office:value="1.029" calcext:value-type="float">
            <text:p>1,029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string" calcext:value-type="string">
            <text:p>Ba-140</text:p>
          </table:table-cell>
          <table:table-cell office:value-type="float" office:value="304.874" calcext:value-type="float">
            <text:p>304,874</text:p>
          </table:table-cell>
          <table:table-cell office:value-type="float" office:value="0.007" calcext:value-type="float">
            <text:p>0,007</text:p>
          </table:table-cell>
          <table:table-cell office:value-type="float" office:value="4.3" calcext:value-type="float">
            <text:p>4,3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Ba-140</text:p>
          </table:table-cell>
          <table:table-cell office:value-type="float" office:value="537.311" calcext:value-type="float">
            <text:p>537,311</text:p>
          </table:table-cell>
          <table:table-cell office:value-type="float" office:value="0.003" calcext:value-type="float">
            <text:p>0,003</text:p>
          </table:table-cell>
          <table:table-cell office:value-type="float" office:value="24.39" calcext:value-type="float">
            <text:p>24,39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Co-58</text:p>
          </table:table-cell>
          <table:table-cell office:value-type="float" office:value="810.775" calcext:value-type="float">
            <text:p>810,775</text:p>
          </table:table-cell>
          <table:table-cell office:value-type="float" office:value="0.009" calcext:value-type="float">
            <text:p>0,009</text:p>
          </table:table-cell>
          <table:table-cell office:value-type="float" office:value="99.448" calcext:value-type="float">
            <text:p>99,448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Co-58</text:p>
          </table:table-cell>
          <table:table-cell office:value-type="float" office:value="1674.73" calcext:value-type="float">
            <text:p>1674,73</text:p>
          </table:table-cell>
          <table:table-cell office:value-type="float" office:value="0.01" calcext:value-type="float">
            <text:p>0,01</text:p>
          </table:table-cell>
          <table:table-cell office:value-type="float" office:value="0.518" calcext:value-type="float">
            <text:p>0,518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Co-60</text:p>
          </table:table-cell>
          <table:table-cell office:value-type="float" office:value="1173.237" calcext:value-type="float">
            <text:p>1173,237</text:p>
          </table:table-cell>
          <table:table-cell office:value-type="float" office:value="0.004" calcext:value-type="float">
            <text:p>0,004</text:p>
          </table:table-cell>
          <table:table-cell office:value-type="float" office:value="99.9" calcext:value-type="float">
            <text:p>99,9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Co-60</text:p>
          </table:table-cell>
          <table:table-cell office:value-type="float" office:value="1332.501" calcext:value-type="float">
            <text:p>1332,501</text:p>
          </table:table-cell>
          <table:table-cell office:value-type="float" office:value="0.005" calcext:value-type="float">
            <text:p>0,005</text:p>
          </table:table-cell>
          <table:table-cell office:value-type="float" office:value="99.982" calcext:value-type="float">
            <text:p>99,982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Cr-51</text:p>
          </table:table-cell>
          <table:table-cell office:value-type="float" office:value="320.084" calcext:value-type="float">
            <text:p>320,084</text:p>
          </table:table-cell>
          <table:table-cell office:value-type="float" office:value="0.001" calcext:value-type="float">
            <text:p>0,001</text:p>
          </table:table-cell>
          <table:table-cell office:value-type="float" office:value="10.08" calcext:value-type="float">
            <text:p>10,08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Cs-137</text:p>
          </table:table-cell>
          <table:table-cell office:value-type="float" office:value="661.66" calcext:value-type="float">
            <text:p>661,66</text:p>
          </table:table-cell>
          <table:table-cell office:value-type="float" office:value="0.003" calcext:value-type="float">
            <text:p>0,003</text:p>
          </table:table-cell>
          <table:table-cell office:value-type="float" office:value="85.21" calcext:value-type="float">
            <text:p>85,21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I-131</text:p>
          </table:table-cell>
          <table:table-cell office:value-type="float" office:value="284.298" calcext:value-type="float">
            <text:p>284,298</text:p>
          </table:table-cell>
          <table:table-cell office:value-type="float" office:value="0.011" calcext:value-type="float">
            <text:p>0,011</text:p>
          </table:table-cell>
          <table:table-cell office:value-type="float" office:value="6.06" calcext:value-type="float">
            <text:p>6,06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I-131</text:p>
          </table:table-cell>
          <table:table-cell office:value-type="float" office:value="364.48" calcext:value-type="float">
            <text:p>364,48</text:p>
          </table:table-cell>
          <table:table-cell office:value-type="float" office:value="0.011" calcext:value-type="float">
            <text:p>0,011</text:p>
          </table:table-cell>
          <table:table-cell office:value-type="float" office:value="81.2" calcext:value-type="float">
            <text:p>81,2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I-131</text:p>
          </table:table-cell>
          <table:table-cell office:value-type="float" office:value="636.973" calcext:value-type="float">
            <text:p>636,973</text:p>
          </table:table-cell>
          <table:table-cell office:value-type="float" office:value="0.01" calcext:value-type="float">
            <text:p>0,01</text:p>
          </table:table-cell>
          <table:table-cell office:value-type="float" office:value="7.27" calcext:value-type="float">
            <text:p>7,27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I-131</text:p>
          </table:table-cell>
          <table:table-cell office:value-type="float" office:value="722.893" calcext:value-type="float">
            <text:p>722,893</text:p>
          </table:table-cell>
          <table:table-cell office:value-type="float" office:value="0.01" calcext:value-type="float">
            <text:p>0,01</text:p>
          </table:table-cell>
          <table:table-cell office:value-type="float" office:value="1.8" calcext:value-type="float">
            <text:p>1,8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La-140</text:p>
          </table:table-cell>
          <table:table-cell office:value-type="float" office:value="328.762" calcext:value-type="float">
            <text:p>328,762</text:p>
          </table:table-cell>
          <table:table-cell office:value-type="float" office:value="0.008" calcext:value-type="float">
            <text:p>0,008</text:p>
          </table:table-cell>
          <table:table-cell office:value-type="float" office:value="20.6" calcext:value-type="float">
            <text:p>20,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La-140</text:p>
          </table:table-cell>
          <table:table-cell office:value-type="float" office:value="487.021" calcext:value-type="float">
            <text:p>487,021</text:p>
          </table:table-cell>
          <table:table-cell office:value-type="float" office:value="0.012" calcext:value-type="float">
            <text:p>0,012</text:p>
          </table:table-cell>
          <table:table-cell office:value-type="float" office:value="44.3" calcext:value-type="float">
            <text:p>44,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La-140</text:p>
          </table:table-cell>
          <table:table-cell office:value-type="float" office:value="815.772" calcext:value-type="float">
            <text:p>815,772</text:p>
          </table:table-cell>
          <table:table-cell office:value-type="float" office:value="0.019" calcext:value-type="float">
            <text:p>0,019</text:p>
          </table:table-cell>
          <table:table-cell office:value-type="float" office:value="22.9" calcext:value-type="float">
            <text:p>22,9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La-140</text:p>
          </table:table-cell>
          <table:table-cell office:value-type="float" office:value="867.846" calcext:value-type="float">
            <text:p>867,846</text:p>
          </table:table-cell>
          <table:table-cell office:value-type="float" office:value="0.02" calcext:value-type="float">
            <text:p>0,02</text:p>
          </table:table-cell>
          <table:table-cell office:value-type="float" office:value="5.59" calcext:value-type="float">
            <text:p>5,59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La-140</text:p>
          </table:table-cell>
          <table:table-cell office:value-type="float" office:value="925.189" calcext:value-type="float">
            <text:p>925,189</text:p>
          </table:table-cell>
          <table:table-cell office:value-type="float" office:value="0.021" calcext:value-type="float">
            <text:p>0,021</text:p>
          </table:table-cell>
          <table:table-cell office:value-type="float" office:value="6.93" calcext:value-type="float">
            <text:p>6,93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La-140</text:p>
          </table:table-cell>
          <table:table-cell office:value-type="float" office:value="1596.21" calcext:value-type="float">
            <text:p>1596,21</text:p>
          </table:table-cell>
          <table:table-cell office:value-type="float" office:value="0.04" calcext:value-type="float">
            <text:p>0,04</text:p>
          </table:table-cell>
          <table:table-cell office:value-type="float" office:value="95.4" calcext:value-type="float">
            <text:p>95,4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La-140</text:p>
          </table:table-cell>
          <table:table-cell office:value-type="float" office:value="2521.4" calcext:value-type="float">
            <text:p>2521,4</text:p>
          </table:table-cell>
          <table:table-cell office:value-type="float" office:value="0.05" calcext:value-type="float">
            <text:p>0,05</text:p>
          </table:table-cell>
          <table:table-cell office:value-type="float" office:value="3.42" calcext:value-type="float">
            <text:p>3,42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Mn-54</text:p>
          </table:table-cell>
          <table:table-cell office:value-type="float" office:value="834.827" calcext:value-type="float">
            <text:p>834,827</text:p>
          </table:table-cell>
          <table:table-cell office:value-type="float" office:value="0.001" calcext:value-type="float">
            <text:p>0,001</text:p>
          </table:table-cell>
          <table:table-cell office:value-type="float" office:value="99.975" calcext:value-type="float">
            <text:p>99,975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Na-24</text:p>
          </table:table-cell>
          <table:table-cell office:value-type="float" office:value="1368.55" calcext:value-type="float">
            <text:p>1368,55</text:p>
          </table:table-cell>
          <table:table-cell office:value-type="float" office:value="0.04" calcext:value-type="float">
            <text:p>0,04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Na-24</text:p>
          </table:table-cell>
          <table:table-cell office:value-type="float" office:value="2754.05" calcext:value-type="float">
            <text:p>2754,05</text:p>
          </table:table-cell>
          <table:table-cell office:value-type="float" office:value="0.08" calcext:value-type="float">
            <text:p>0,08</text:p>
          </table:table-cell>
          <table:table-cell office:value-type="float" office:value="99.944" calcext:value-type="float">
            <text:p>99,944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Np-239</text:p>
          </table:table-cell>
          <table:table-cell office:value-type="float" office:value="106.123" calcext:value-type="float">
            <text:p>106,123</text:p>
          </table:table-cell>
          <table:table-cell office:value-type="float" office:value="0.002" calcext:value-type="float">
            <text:p>0,002</text:p>
          </table:table-cell>
          <table:table-cell office:value-type="float" office:value="22.9" calcext:value-type="float">
            <text:p>22,9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Np-239</text:p>
          </table:table-cell>
          <table:table-cell office:value-type="float" office:value="228.183" calcext:value-type="float">
            <text:p>228,183</text:p>
          </table:table-cell>
          <table:table-cell office:value-type="float" office:value="0.001" calcext:value-type="float">
            <text:p>0,001</text:p>
          </table:table-cell>
          <table:table-cell office:value-type="float" office:value="10.8" calcext:value-type="float">
            <text:p>10,8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Np-239</text:p>
          </table:table-cell>
          <table:table-cell office:value-type="float" office:value="277.599" calcext:value-type="float">
            <text:p>277,599</text:p>
          </table:table-cell>
          <table:table-cell office:value-type="float" office:value="0.001" calcext:value-type="float">
            <text:p>0,001</text:p>
          </table:table-cell>
          <table:table-cell office:value-type="float" office:value="14.2" calcext:value-type="float">
            <text:p>14,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Ru-103</text:p>
          </table:table-cell>
          <table:table-cell office:value-type="float" office:value="497.084" calcext:value-type="float">
            <text:p>497,084</text:p>
          </table:table-cell>
          <table:table-cell office:value-type="float" office:value="0.006" calcext:value-type="float">
            <text:p>0,006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-103</text:p>
          </table:table-cell>
          <table:table-cell office:value-type="float" office:value="610.33" calcext:value-type="float">
            <text:p>610,33</text:p>
          </table:table-cell>
          <table:table-cell office:value-type="float" office:value="0.02" calcext:value-type="float">
            <text:p>0,02</text:p>
          </table:table-cell>
          <table:table-cell office:value-type="float" office:value="5.73" calcext:value-type="float">
            <text:p>5,73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Te-132</text:p>
          </table:table-cell>
          <table:table-cell office:value-type="float" office:value="228.16" calcext:value-type="float">
            <text:p>228,16</text:p>
          </table:table-cell>
          <table:table-cell office:value-type="float" office:value="0.06" calcext:value-type="float">
            <text:p>0,06</text:p>
          </table:table-cell>
          <table:table-cell office:value-type="float" office:value="88.2" calcext:value-type="float">
            <text:p>88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W-187</text:p>
          </table:table-cell>
          <table:table-cell office:value-type="float" office:value="134.247" calcext:value-type="float">
            <text:p>134,247</text:p>
          </table:table-cell>
          <table:table-cell office:value-type="float" office:value="0.007" calcext:value-type="float">
            <text:p>0,007</text:p>
          </table:table-cell>
          <table:table-cell office:value-type="float" office:value="8.8" calcext:value-type="float">
            <text:p>8,8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W-187</text:p>
          </table:table-cell>
          <table:table-cell office:value-type="float" office:value="479.55" calcext:value-type="float">
            <text:p>479,55</text:p>
          </table:table-cell>
          <table:table-cell office:value-type="float" office:value="0.022" calcext:value-type="float">
            <text:p>0,022</text:p>
          </table:table-cell>
          <table:table-cell office:value-type="float" office:value="21.8" calcext:value-type="float">
            <text:p>21,8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W-187</text:p>
          </table:table-cell>
          <table:table-cell office:value-type="float" office:value="618.26" calcext:value-type="float">
            <text:p>618,26</text:p>
          </table:table-cell>
          <table:table-cell office:value-type="float" office:value="0.04" calcext:value-type="float">
            <text:p>0,04</text:p>
          </table:table-cell>
          <table:table-cell office:value-type="float" office:value="6.28" calcext:value-type="float">
            <text:p>6,28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W-187</text:p>
          </table:table-cell>
          <table:table-cell office:value-type="float" office:value="685.73" calcext:value-type="float">
            <text:p>685,73</text:p>
          </table:table-cell>
          <table:table-cell office:value-type="float" office:value="0.04" calcext:value-type="float">
            <text:p>0,04</text:p>
          </table:table-cell>
          <table:table-cell office:value-type="float" office:value="27.3" calcext:value-type="float">
            <text:p>27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-187</text:p>
          </table:table-cell>
          <table:table-cell office:value-type="float" office:value="772.89" calcext:value-type="float">
            <text:p>772,89</text:p>
          </table:table-cell>
          <table:table-cell office:value-type="float" office:value="0.05" calcext:value-type="float">
            <text:p>0,05</text:p>
          </table:table-cell>
          <table:table-cell office:value-type="float" office:value="4.12" calcext:value-type="float">
            <text:p>4,12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Zn-65</text:p>
          </table:table-cell>
          <table:table-cell office:value-type="float" office:value="1115.52" calcext:value-type="float">
            <text:p>1115,52</text:p>
          </table:table-cell>
          <table:table-cell office:value-type="float" office:value="0.001" calcext:value-type="float">
            <text:p>0,001</text:p>
          </table:table-cell>
          <table:table-cell office:value-type="float" office:value="50.75" calcext:value-type="float">
            <text:p>50,75</text:p>
          </table:table-cell>
          <table:table-cell office:value-type="float" office:value="0.1" calcext:value-type="float">
            <text:p>0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14T13:35:23.590922269</dc:date>
    <meta:editing-duration>PT7M59S</meta:editing-duration>
    <meta:editing-cycles>1</meta:editing-cycles>
    <meta:document-statistic meta:table-count="1" meta:cell-count="250" meta:object-count="0"/>
  </office:meta>
</office:document-meta>
</file>